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9" style:family="paragraph" style:parent-style-name="Standard" style:list-style-name="L2">
      <style:paragraph-properties fo:text-align="start" style:justify-single-word="false" fo:background-color="#33ff99">
        <style:background-image/>
      </style:paragraph-properties>
      <style:text-properties fo:color="#000000" fo:font-size="12pt" fo:font-weight="normal" style:font-size-asian="12pt" style:font-weight-asian="normal" style:font-size-complex="12pt" style:font-weight-complex="normal"/>
    </style:style>
    <style:style style:name="P10" style:family="paragraph" style:parent-style-name="Standard" style:master-page-name="First_20_Page">
      <style:paragraph-properties fo:text-align="center" style:justify-single-word="false" style:page-number="auto"/>
      <style:text-properties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essment 1B – Java Project (“Roshambo”) </text:p>
      <text:p text:style-name="P8">Jamie Stewa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ubmission date: 03/11/2017</text:p>
      <text:p text:style-name="P6"><text:page-number text:select-page="current">1</text:page-number></text:p>
      <text:p text:style-name="P6"><text:soft-page-break/>Table of Contents</text:p>
      <text:p text:style-name="P6"/>
      <text:p text:style-name="P6"/>
      <text:p text:style-name="P6"/>
      <text:p text:style-name="P6"/>
      <text:p text:style-name="P7">Project overview: ___________________________________________________3</text:p>
      <text:p text:style-name="P7">Target audience:____________________________________________________3</text:p>
      <text:p text:style-name="P7">UI requirements:____________________________________________________3</text:p>
      <text:p text:style-name="P7">Other requirements:_________________________________________________3</text:p>
      <text:p text:style-name="P7">Specifications breakdown:____________________________________________3</text:p>
      <text:p text:style-name="P7">User Guide:________________________________________________________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age-number text:select-page="current">3</text:page-number></text:p>
      <text:p text:style-name="P6">Overview</text:p>
      <text:p text:style-name="P6"/>
      <text:p text:style-name="P1">Target Audience: The target audience is teachers at TAFE who will be assessing the skills demonstrated in the creation of the program.</text:p>
      <text:p text:style-name="P1"/>
      <text:p text:style-name="P1">Purpose of program: The purpose of the program is to recreate a scissors-paper-rock game against a computer-controlled player. The author would like to point out that “Roshambo” is decidedly <text:span text:style-name="T1">not</text:span><text:span text:style-name="T2"> related to scissors-paper-rock, nor the Simpsons. It is a fictional game invented for the show “South Park” that is not suitable for description in a professional document.</text:span></text:p>
      <text:p text:style-name="P1"/>
      <text:p text:style-name="P1">User Interface requirements: very little. The program can be submitted in a console format, but of course due care should be taken to ensure the output is well-formatted and legible.</text:p>
      <text:p text:style-name="P1"/>
      <text:p text:style-name="P1">Other requirements: </text:p>
      <text:p text:style-name="P1"/>
      <text:list xml:id="list6735238150206626124" text:style-name="L1">
        <text:list-item>
          <text:p text:style-name="P2">Screenshots of the finished program running</text:p>
        </text:list-item>
        <text:list-item>
          <text:p text:style-name="P2">comprehensive user documentation</text:p>
        </text:list-item>
        <text:list-item>
          <text:p text:style-name="P2">comprehensive test data showing the test case, the expected outcome, and the actual outcome</text:p>
        </text:list-item>
      </text:list>
      <text:p text:style-name="P1"/>
      <text:p text:style-name="P1">Specifications breakdown:</text:p>
      <text:list xml:id="list7369974165639454958" text:style-name="L2">
        <text:list-item>
          <text:p text:style-name="P3">create an enumeration (list of constants) named “Roshambo” that stores 3 values: Rock/Paper/Scissors. This enumeration should contain a toString() method that can convert the selected value to a string (in other words, add code that returns the selected “move” as a string, for convenient output)</text:p>
        </text:list-item>
        <text:list-item>
          <text:p text:style-name="P3">create an abstract class named “Player” that stores a name and a “Roshambo” value. This class should include an abstract method named “generateRoshambo()” that allows an inheriting class to generate and return a “Roshambo” value. It should also include getter and setter methods for the name and “Roshambo” value</text:p>
        </text:list-item>
        <text:list-item>
          <text:p text:style-name="P9">in english: abstract class titled “Player”. Storage contains 1) a name 2) a “Roshambo” value. Code in the class should consist of an abstract method, that when called chooses a “move” and returns the value to whatever method or function called i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page-number text:select-page="current">4</text:page-number></text:p>
      <text:p text:style-name="P6">User guide:</text:p>
      <text:p text:style-name="P4"/>
      <text:p text:style-name="P4">-<text:span text:style-name="T3">the program will begin by asking you to enter your name. You can type whatever you please at this point.</text:span></text:p>
      <text:p text:style-name="P4"><text:span text:style-name="T3"/></text:p>
      <text:p text:style-name="P4"><text:span text:style-name="T3">-after you have entered your name, you can quit at any time by entering “QUIT” (must be all-caps) instead of your response to the current prompt.</text:span></text:p>
      <text:p text:style-name="P4"><text:span text:style-name="T3"/></text:p>
      <text:p text:style-name="P4"><text:span text:style-name="T3">-next, you will be asked to select an opponent. You have 2 opponents: Bart, which will always play “rock”, and Lisa, which will play any move based on random selection.</text:span></text:p>
      <text:p text:style-name="P4"><text:span text:style-name="T3"/></text:p>
      <text:p text:style-name="P4"><text:span text:style-name="T3">-to choose your opponent, type “Bart” or “Lisa” to play against the respective AIs. The capitalisation does not matter, however you must spell the names correctly and in full.</text:span></text:p>
      <text:p text:style-name="P4"><text:span text:style-name="T3"/></text:p>
      <text:p text:style-name="P4"><text:span text:style-name="T3">-once you have done this, the game will begin. To choose between Rock, Paper, or Scissors, you must enter R, P, or S, respectively.</text:span></text:p>
      <text:p text:style-name="P4"><text:span text:style-name="T3"/></text:p>
      <text:p text:style-name="P4"><text:span text:style-name="T3">-each time you enter your move, the AI's move will be determined and compared against yours to determine the winner of that round. Don't worry, although the AI selects its move after you, it cannot cheat – the move it selects is entirely randomized.</text:span></text:p>
      <text:p text:style-name="P4"><text:span text:style-name="T3"><text:s text:c="2"/></text:span></text:p>
      <text:p text:style-name="P4">SCREENSHOTS: while the requirements did call for the inclusion of screenshots within the documentation, the screenshots would simply not be readable once shrunk down to fit the page. As such, they can be found in the screenshots folder of the documentation directory.</text:p>
      <text:p text:style-name="P4"><text:span text:style-name="T3"/></text:p>
      <text:p text:style-name="P6"/>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Steward</meta:initial-creator>
    <meta:creation-date>2017-09-21T13:25:47.82</meta:creation-date>
    <dc:date>2017-11-03T12:24:08.13</dc:date>
    <dc:creator>James Steward</dc:creator>
    <meta:editing-duration>PT7H46M35S</meta:editing-duration>
    <meta:editing-cycles>7</meta:editing-cycles>
    <meta:generator>OpenOffice/4.1.3$Win32 OpenOffice.org_project/413m1$Build-9783</meta:generator>
    <meta:document-statistic meta:table-count="0" meta:image-count="0" meta:object-count="0" meta:page-count="4" meta:paragraph-count="34" meta:word-count="526" meta:character-count="3533"/>
  </office:meta>
</office:document-meta>
</file>